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D97313FF61243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Helvetica" svg:font-family="Helvetica, Arial, sans-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Roboto" svg:font-family="Roboto, RobotoDraft, Helvetica, Arial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able_20_Contents">
      <style:text-properties officeooo:paragraph-rsid="001a5680"/>
    </style:style>
    <style:style style:name="P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5" style:family="paragraph" style:parent-style-name="Standard" style:list-style-name="L2">
      <style:text-properties style:font-name="Liberation Sans2" officeooo:paragraph-rsid="0036898f"/>
    </style:style>
    <style:style style:name="P6" style:family="paragraph" style:parent-style-name="Standard" style:list-style-name="L3">
      <style:text-properties style:font-name="Liberation Sans2" fo:font-size="10pt" officeooo:paragraph-rsid="003b3368" style:font-size-asian="10pt" style:font-size-complex="10pt"/>
    </style:style>
    <style:style style:name="P7" style:family="paragraph" style:parent-style-name="Standard" style:list-style-name="L2">
      <style:text-properties style:font-name="Liberation Sans2" fo:font-size="10pt" officeooo:paragraph-rsid="0036898f" style:font-size-asian="10pt" style:font-size-complex="10pt"/>
    </style:style>
    <style:style style:name="P8" style:family="paragraph" style:parent-style-name="Standard" style:list-style-name="L3">
      <style:text-properties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Liberation Sans2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2" officeooo:rsid="001a5680" officeooo:paragraph-rsid="001a5680" fo:background-color="transparent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2" officeooo:rsid="001a5680" officeooo:paragraph-rsid="001d9b1c" fo:background-color="transparent"/>
    </style:style>
    <style:style style:name="P1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2" officeooo:rsid="001d9b1c" officeooo:paragraph-rsid="003852d8" fo:background-color="transparent"/>
    </style:style>
    <style:style style:name="P1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2" officeooo:paragraph-rsid="001d9b1c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852d8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852d8"/>
    </style:style>
    <style:style style:name="P16" style:family="paragraph" style:parent-style-name="Heading">
      <style:paragraph-properties fo:text-align="center" style:justify-single-word="false"/>
      <style:text-properties style:font-name="Liberation Sans2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rsid="003852d8" officeooo:paragraph-rsid="003852d8"/>
    </style:style>
    <style:style style:name="P18" style:family="paragraph" style:parent-style-name="Table_20_Contents">
      <style:text-properties style:font-name="Liberation Sans2"/>
    </style:style>
    <style:style style:name="P19" style:family="paragraph" style:parent-style-name="Table_20_Contents">
      <style:text-properties style:font-name="Liberation Sans2" fo:background-color="transparent"/>
    </style:style>
    <style:style style:name="P20" style:family="paragraph" style:parent-style-name="Table_20_Contents">
      <style:text-properties style:font-name="Liberation Sans2" officeooo:rsid="001d9b1c" officeooo:paragraph-rsid="001d9b1c" fo:background-color="transparent"/>
    </style:style>
    <style:style style:name="P21" style:family="paragraph" style:parent-style-name="Table_20_Contents">
      <style:text-properties style:font-name="Liberation Sans2" officeooo:rsid="0026e5cd" officeooo:paragraph-rsid="002e3f47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2" officeooo:paragraph-rsid="00325d91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2" officeooo:rsid="0032a9d2" officeooo:paragraph-rsid="003852d8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2" officeooo:rsid="003852d8" officeooo:paragraph-rsid="003852d8"/>
    </style:style>
    <style:style style:name="P25" style:family="paragraph" style:parent-style-name="Table_20_Contents">
      <style:text-properties style:font-name="Liberation Sans2" officeooo:paragraph-rsid="001a5680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2" officeooo:rsid="00325d91" officeooo:paragraph-rsid="00325d91"/>
    </style:style>
    <style:style style:name="P27" style:family="paragraph" style:parent-style-name="Table_20_Contents">
      <style:text-properties style:font-name="Liberation Sans2" officeooo:paragraph-rsid="00325d91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325d91" fo:background-color="transparent" loext:char-shading-value="0"/>
    </style:style>
    <style:style style:name="T10" style:family="text">
      <style:text-properties officeooo:rsid="003391ae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5d91"/>
    </style:style>
    <style:style style:name="T14" style:family="text">
      <style:text-properties officeooo:rsid="003391ae"/>
    </style:style>
    <style:style style:name="T1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6" style:family="text">
      <style:text-properties fo:font-variant="normal" fo:text-transform="none" fo:color="#222222" fo:font-size="9pt" fo:letter-spacing="normal" fo:font-style="normal" fo:font-weight="normal"/>
    </style:style>
    <style:style style:name="T17" style:family="text">
      <style:text-properties fo:font-variant="normal" fo:text-transform="none" fo:color="#222222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style:font-name="Roboto" fo:font-size="25.5pt" fo:letter-spacing="normal" fo:font-style="normal" fo:font-weight="normal"/>
    </style:style>
    <style:style style:name="T19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20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1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22" style:family="text">
      <style:text-properties fo:font-variant="normal" fo:text-transform="none" fo:color="#000000" style:font-name="Lucida Grande" fo:font-size="9.75pt" fo:letter-spacing="normal" fo:font-style="normal" fo:font-weight="normal" officeooo:rsid="003391ae" fo:background-color="transparent" loext:char-shading-value="0"/>
    </style:style>
    <style:style style:name="T2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2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25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T26" style:family="text">
      <style:text-properties fo:font-variant="normal" fo:text-transform="none" fo:color="#4b4f56" style:font-name="Helvetica" fo:letter-spacing="normal" fo:font-style="normal" fo:font-weight="normal"/>
    </style:style>
    <style:style style:name="T27" style:family="text">
      <style:text-properties officeooo:rsid="0035fe88"/>
    </style:style>
    <style:style style:name="T28" style:family="text">
      <style:text-properties officeooo:rsid="003852d8"/>
    </style:style>
    <style:style style:name="T29" style:family="text">
      <style:text-properties officeooo:rsid="002aeff2"/>
    </style:style>
    <style:style style:name="T30" style:family="text">
      <style:text-properties style:font-name="Liberation Sans2"/>
    </style:style>
    <style:style style:name="T31" style:family="text">
      <style:text-properties style:font-name="Liberation Sans2" fo:background-color="transparent" loext:char-shading-value="0"/>
    </style:style>
    <style:style style:name="T32" style:family="text">
      <style:text-properties style:font-name="Liberation Sans2" officeooo:rsid="0019a834" fo:background-color="transparent" loext:char-shading-value="0"/>
    </style:style>
    <style:style style:name="T33" style:family="text">
      <style:text-properties style:font-name="Liberation Sans2" officeooo:rsid="003a9b14" fo:background-color="transparent" loext:char-shading-value="0"/>
    </style:style>
    <style:style style:name="T3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2">sp. zn. </text:span>PKS VYS 07/2018</text:p>
      <text:p text:style-name="P16">Zadávací list </text:p>
      <text:p text:style-name="P9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9"><text:span text:style-name="T3">Zadavatel</text:span><text:span text:style-name="T6">:</text:span></text:p>
          </table:table-cell>
          <table:table-cell table:style-name="Tabulka1.A1" office:value-type="string">
            <text:p text:style-name="P22"><text:span text:style-name="T3">Česká pirátská strana</text:span>, <text:span text:style-name="T28">Krajské sdružení Vysočina</text:span>:</text:p>
            <text:p text:style-name="P23">z<text:span text:style-name="T11">a</text:span>st<text:span text:style-name="T11">o</text:span>up<text:span text:style-name="T11">ena</text:span>: <text:span text:style-name="T29">Bc. Jana Rohová, jana.rohova@pirati.cz, vedoucí PO</text:span></text:p>
            <text:p text:style-name="P17"><text:span text:style-name="T30">v.z. Vladislav Tobias Esner, </text:span><text:a xlink:type="simple" xlink:href="mailto:tobias.esner@pirati.cz" text:style-name="Internet_20_link" text:visited-style-name="Visited_20_Internet_20_Link"><text:span text:style-name="T30">tobias.esner@pirati.cz</text:span></text:a></text:p>
            <text:p text:style-name="P24">Kontaktní osoba: Michaela Vodová, michaela.vodova@pirati.cz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3">Dodavatel</text:span><text:span text:style-name="T6">:</text:span></text:p>
          </table:table-cell>
          <table:table-cell table:style-name="Tabulka1.A1" office:value-type="string">
            <text:p text:style-name="P25"><text:span text:style-name="T11">Jméno</text:span>: Ondřej Tům<text:span text:style-name="T28">a</text:span></text:p>
            <text:p text:style-name="P18"><text:span text:style-name="T13">IČO: </text:span><text:span text:style-name="T17">06985246</text:span><text:span text:style-name="T13">, místo podnikání: Brno</text:span></text:p>
          </table:table-cell>
        </table:table-row>
        <table:table-row table:style-name="Tabulka1.1">
          <table:table-cell table:style-name="Tabulka1.A1" office:value-type="string">
            <text:p text:style-name="P18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list xml:id="list8845514469088924132" text:style-name="L3">
              <text:list-item>
                <text:p text:style-name="P8">administrativni podpora ks vysočina</text:p>
              </text:list-item>
              <text:list-item>
                <text:p text:style-name="P6">správce jihlavského pirátského centra</text:p>
              </text:list-item>
            </text:list>
            <text:list xml:id="list2849693894298414332" text:style-name="L2">
              <text:list-item>
                <text:list>
                  <text:list-item>
                    <text:p text:style-name="P7">medializace centra</text:p>
                  </text:list-item>
                  <text:list-item>
                    <text:p text:style-name="P7">akce v centru vč. propagace a celkového zajištění akce, práce s formulářem pro schválení veřejné společenské akce v Pirátském centru v Jihlavě</text:p>
                  </text:list-item>
                  <text:list-item>
                    <text:p text:style-name="P7">práce s dobrovolníky v centru</text:p>
                  </text:list-item>
                  <text:list-item>
                    <text:p text:style-name="P7">práce se stážisty vč. zajištění administrativy a kontaktů se školami - administrativa centra</text:p>
                  </text:list-item>
                  <text:list-item>
                    <text:p text:style-name="P5"><text:span text:style-name="T34">zajištění provozu (vč. úklidu, odpadu, provozní řád, evidence klíčů, evidence </text:span>majetku v centru atd.)</text:p>
                  </text:list-item>
                </text:list>
              </text:list-item>
            </text:list>
            <text:p text:style-name="P18"/>
            <text:p text:style-name="P3"><text:span text:style-name="T30">plnění úkolů bude evidováno v projektovém systému zadavatele na adrese </text:span><text:a xlink:type="simple" xlink:href="http://redmine.pirati.cz/" text:style-name="Internet_20_link" text:visited-style-name="Visited_20_Internet_20_Link"><text:span text:style-name="T30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3">Smluvní typ</text:span>:</text:p>
          </table:table-cell>
          <table:table-cell table:style-name="Tabulka1.A1" office:value-type="string">
            <text:p text:style-name="P26">Příkazní smlouva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3">Místo plnění</text:span>:</text:p>
          </table:table-cell>
          <table:table-cell table:style-name="Tabulka1.A1" office:value-type="string">
            <text:p text:style-name="P20">Česká republika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3">Odměna</text:span>:</text:p>
          </table:table-cell>
          <table:table-cell table:style-name="Tabulka1.A1" office:value-type="string">
            <text:p text:style-name="P27"><text:span text:style-name="T12"><text:s/></text:span>• <text:span text:style-name="T14">paušální</text:span> odměna: <text:span text:style-name="T28">20 000</text:span> Kč</text:p>
            <text:p text:style-name="P27"><text:s/>• úkolová odměna: až <text:span text:style-name="T28">5</text:span> 000 Kč měsíčně</text:p>
            <text:p text:style-name="P18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3">Termín provedení</text:span>:</text:p>
          </table:table-cell>
          <table:table-cell table:style-name="Tabulka1.A1" office:value-type="string">
            <text:p text:style-name="P21">Od 0<text:span text:style-name="T14">1</text:span>-04-201<text:span text:style-name="T14">8</text:span> na neurčito</text:p>
          </table:table-cell>
        </table:table-row>
      </table:table>
      <text:p text:style-name="P2"><text:span text:style-name="T3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31">https://www.pirati.cz/rules/ppu</text:span></text:span></text:a><text:span text:style-name="T31">&gt;, s nimiž se smluvní strany seznámily a zavazují se je dodržovat. Na důkaz seznámení se s podmínkami a uzavření smlouvy připojují smluvní strany své podpisy:</text:span></text:p>
      <text:p text:style-name="P10">V <text:span text:style-name="T12">Praze</text:span> dne <text:span text:style-name="T13">01-04-2018</text:span></text:p>
      <text:p text:style-name="P11">Za zadavatele: <text:tab/><text:tab/><text:tab/>Za dodavatele: </text:p>
      <text:p text:style-name="P12"><text:span text:style-name="T28">Vladislav Tobias Esner</text:span><text:tab/><text:tab/>Ondřej Tům<text:span text:style-name="T28">a</text:span></text:p>
      <text:p text:style-name="P12"/>
      <text:p text:style-name="P13"><text:span text:style-name="T11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Helvetica" svg:font-family="Helvetica, Arial, sans-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Roboto" svg:font-family="Roboto, RobotoDraft, Helvetica, Arial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852d8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852d8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D97313FF612438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5T13:04:30.871266684</dc:date>
    <meta:editing-cycles>123</meta:editing-cycles>
    <meta:editing-duration>P24DT13H40M30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40" meta:word-count="269" meta:character-count="1913" meta:non-whitespace-character-count="1679"/>
    <meta:user-defined meta:name="Informace 1"/>
    <meta:user-defined meta:name="Informace 2"/>
    <meta:user-defined meta:name="Informace 3"/>
    <meta:user-defined meta:name="Informace 4"/>
  </office:meta>
</office:document-meta>
</file>